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9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9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66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66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84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4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1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48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/>
    </style:style>
    <style:style style:name="gr15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/>
    </style:style>
    <style:style style:name="gr16" style:family="graphic" style:parent-style-name="standard">
      <style:graphic-properties draw:stroke="solid" svg:stroke-width="0.052cm" svg:stroke-color="#d62728" draw:stroke-linejoin="round" svg:stroke-linecap="square" draw:fill="none" fo:padding-top="0.026cm" fo:padding-bottom="0.026cm" fo:padding-left="0.026cm" fo:padding-right="0.026cm"/>
    </style:style>
    <style:style style:name="gr17" style:family="graphic" style:parent-style-name="standard">
      <style:graphic-properties draw:stroke="solid" svg:stroke-width="0.052cm" svg:stroke-color="#9467bd" draw:stroke-linejoin="round" svg:stroke-linecap="square" draw:fill="none" fo:padding-top="0.026cm" fo:padding-bottom="0.026cm" fo:padding-left="0.026cm" fo:padding-right="0.026cm"/>
    </style:style>
    <style:style style:name="gr18" style:family="graphic" style:parent-style-name="standard">
      <style:graphic-properties draw:stroke="solid" svg:stroke-width="0.052cm" svg:stroke-color="#8c564b" draw:stroke-linejoin="round" svg:stroke-linecap="square" draw:fill="none" fo:padding-top="0.026cm" fo:padding-bottom="0.026cm" fo:padding-left="0.026cm" fo:padding-right="0.026cm"/>
    </style:style>
    <style:style style:name="gr19" style:family="graphic" style:parent-style-name="standard">
      <style:graphic-properties draw:stroke="solid" svg:stroke-width="0.052cm" svg:stroke-color="#e377c2" draw:stroke-linejoin="round" svg:stroke-linecap="square" draw:fill="none" draw:textarea-horizontal-align="center" draw:textarea-vertical-align="middle" fo:padding-top="0.026cm" fo:padding-bottom="0.026cm" fo:padding-left="0.026cm" fo:padding-right="0.026cm"/>
    </style:style>
    <style:style style:name="gr20" style:family="graphic" style:parent-style-name="standard">
      <style:graphic-properties draw:stroke="solid" svg:stroke-width="0.052cm" svg:stroke-color="#7f7f7f" draw:stroke-linejoin="round" svg:stroke-linecap="square" draw:fill="none" fo:padding-top="0.026cm" fo:padding-bottom="0.026cm" fo:padding-left="0.026cm" fo:padding-right="0.026cm"/>
    </style:style>
    <style:style style:name="gr21" style:family="graphic" style:parent-style-name="standard">
      <style:graphic-properties draw:stroke="solid" svg:stroke-width="0.052cm" svg:stroke-color="#bcbd22" draw:stroke-linejoin="round" svg:stroke-linecap="square" draw:fill="none" draw:textarea-horizontal-align="center" draw:textarea-vertical-align="middle" fo:padding-top="0.026cm" fo:padding-bottom="0.026cm" fo:padding-left="0.026cm" fo:padding-right="0.026cm"/>
    </style:style>
    <style:style style:name="gr22" style:family="graphic" style:parent-style-name="standard">
      <style:graphic-properties draw:stroke="solid" svg:stroke-width="0.052cm" svg:stroke-color="#17becf" draw:stroke-linejoin="round" svg:stroke-linecap="square" draw:fill="none" draw:textarea-horizontal-align="center" draw:textarea-vertical-align="middle" fo:padding-top="0.026cm" fo:padding-bottom="0.026cm" fo:padding-left="0.026cm" fo:padding-right="0.026cm"/>
    </style:style>
    <style:style style:name="gr23" style:family="graphic" style:parent-style-name="standard">
      <style:graphic-properties draw:stroke="solid" svg:stroke-width="0.052cm" svg:stroke-color="#1f77b4" draw:stroke-linejoin="round" svg:stroke-linecap="square" draw:fill="none" draw:textarea-horizontal-align="center" draw:textarea-vertical-align="middle" fo:padding-top="0.026cm" fo:padding-bottom="0.026cm" fo:padding-left="0.026cm" fo:padding-right="0.026cm"/>
    </style:style>
    <style:style style:name="gr24" style:family="graphic" style:parent-style-name="standard">
      <style:graphic-properties draw:stroke="solid" svg:stroke-width="0.052cm" svg:stroke-color="#ff7f0e" draw:stroke-linejoin="round" svg:stroke-linecap="square" draw:fill="none" draw:textarea-horizontal-align="center" draw:textarea-vertical-align="middle" fo:padding-top="0.026cm" fo:padding-bottom="0.026cm" fo:padding-left="0.026cm" fo:padding-right="0.026cm"/>
    </style:style>
    <style:style style:name="gr25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644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22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21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21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37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378cm" fo:padding-top="0cm" fo:padding-bottom="0cm" fo:padding-left="0cm" fo:padding-right="0cm"/>
    </style:style>
    <style:style style:name="gr33" style:family="graphic" style:parent-style-name="standard">
      <style:graphic-properties draw:stroke="solid" svg:stroke-width="0.052cm" svg:stroke-color="#e377c2" draw:stroke-linejoin="round" svg:stroke-linecap="square" draw:fill="none" fo:padding-top="0.026cm" fo:padding-bottom="0.026cm" fo:padding-left="0.026cm" fo:padding-right="0.026cm"/>
    </style:style>
    <style:style style:name="gr34" style:family="graphic" style:parent-style-name="standard">
      <style:graphic-properties draw:stroke="solid" svg:stroke-width="0.052cm" svg:stroke-color="#bcbd22" draw:stroke-linejoin="round" svg:stroke-linecap="square" draw:fill="none" fo:padding-top="0.026cm" fo:padding-bottom="0.026cm" fo:padding-left="0.026cm" fo:padding-right="0.026cm"/>
    </style:style>
    <style:style style:name="gr35" style:family="graphic" style:parent-style-name="standard">
      <style:graphic-properties draw:stroke="solid" svg:stroke-width="0.052cm" svg:stroke-color="#17becf" draw:stroke-linejoin="round" svg:stroke-linecap="square" draw:fill="none" fo:padding-top="0.026cm" fo:padding-bottom="0.026cm" fo:padding-left="0.026cm" fo:padding-right="0.026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1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4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2.46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415cm" fo:padding-top="0cm" fo:padding-bottom="0cm" fo:padding-left="0cm" fo:padding-right="0cm"/>
    </style:style>
    <style:style style:name="gr40" style:family="graphic" style:parent-style-name="standard">
      <style:graphic-properties draw:stroke="solid" svg:stroke-width="0.052cm" svg:stroke-color="#2ca02c" draw:stroke-linejoin="round" svg:stroke-linecap="square" draw:fill="none" draw:textarea-horizontal-align="center" draw:textarea-vertical-align="middle" fo:padding-top="0.026cm" fo:padding-bottom="0.026cm" fo:padding-left="0.026cm" fo:padding-right="0.026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42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42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58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58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24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339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Liberation Serif" fo:font-size="8pt"/>
    </style:style>
    <style:style style:name="P2" style:family="paragraph">
      <loext:graphic-properties draw:fill="none"/>
      <style:text-properties style:font-name="Liberation Serif" fo:font-size="8pt"/>
    </style:style>
    <style:style style:name="P3" style:family="paragraph">
      <loext:graphic-properties draw:fill="solid" draw:fill-color="#000000"/>
      <style:text-properties style:font-name="Liberation Serif" fo:font-size="8pt"/>
    </style:style>
    <style:style style:name="P4" style:family="paragraph">
      <style:paragraph-properties fo:text-align="start" style:writing-mode="lr-tb"/>
      <style:text-properties fo:font-size="8pt"/>
    </style:style>
    <style:style style:name="P5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style:font-name="Liberation Serif" fo:font-size="8pt"/>
    </style:style>
    <style:style style:name="P7" style:family="paragraph">
      <loext:graphic-properties draw:fill="solid" draw:fill-color="#ffffff" draw:opacity="80%"/>
      <style:text-properties style:font-name="Liberation Serif" fo:font-size="8pt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8pt" style:font-size-asian="12pt" style:font-size-complex="12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8pt" fo:font-weight="bold" style:font-size-asian="12pt" style:font-size-complex="12pt"/>
    </style:style>
    <style:style style:name="T1" style:family="text">
      <style:text-properties fo:color="#000000" style:font-name="Liberation Serif" style:font-size-asian="10pt" style:font-name-complex="DejaVuSans" style:font-size-complex="10pt"/>
    </style:style>
    <style:style style:name="T2" style:family="text">
      <style:text-properties fo:color="#000000" style:font-name="Liberation Serif" style:font-size-asian="12pt" style:font-name-complex="DejaVuSans" style:font-size-complex="12pt"/>
    </style:style>
    <style:style style:name="T3" style:family="text">
      <style:text-properties fo:color="#000000" style:font-name="Liberation Serif" fo:font-weight="bold" style:font-size-asian="12pt" style:font-name-complex="DejaVu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686cm" svg:height="5.727cm" svg:x="0.932cm" svg:y="0.831cm" svg:viewBox="0 0 7687 5728" draw:points="0,5728 7687,5728 7687,0 0,0">
          <text:p/>
        </draw:polygon>
        <draw:line draw:style-name="gr2" draw:text-style-name="P2" draw:layer="layout" svg:x1="1.281cm" svg:y1="6.558cm" svg:x2="1.281cm" svg:y2="0.831cm">
          <text:p/>
        </draw:line>
        <draw:polygon draw:style-name="gr3" draw:text-style-name="P3" draw:layer="layout" svg:width="0cm" svg:height="0.075cm" svg:x="1.281cm" svg:y="6.558cm" svg:viewBox="0 0 0 76" draw:points="0,0 0,76">
          <text:p/>
        </draw:polygon>
        <draw:line draw:style-name="gr4" draw:text-style-name="P2" draw:layer="layout" svg:x1="1.281cm" svg:y1="6.558cm" svg:x2="1.281cm" svg:y2="6.634cm">
          <text:p/>
        </draw:line>
        <draw:line draw:style-name="gr2" draw:text-style-name="P2" draw:layer="layout" svg:x1="2.679cm" svg:y1="6.439cm" svg:x2="2.679cm" svg:y2="0.712cm">
          <text:p/>
        </draw:line>
        <draw:polygon draw:style-name="gr3" draw:text-style-name="P3" draw:layer="layout" svg:width="0cm" svg:height="0.075cm" svg:x="2.679cm" svg:y="6.558cm" svg:viewBox="0 0 0 76" draw:points="0,0 0,76">
          <text:p/>
        </draw:polygon>
        <draw:line draw:style-name="gr4" draw:text-style-name="P2" draw:layer="layout" svg:x1="2.679cm" svg:y1="6.558cm" svg:x2="2.679cm" svg:y2="6.634cm">
          <text:p/>
        </draw:line>
        <draw:frame draw:style-name="gr5" draw:text-style-name="P5" draw:layer="layout" svg:width="0.498cm" svg:height="0.324cm" svg:x="1.076cm" svg:y="6.673cm">
          <draw:text-box>
            <text:p text:style-name="P4"><text:span text:style-name="T1">200</text:span></text:p>
          </draw:text-box>
        </draw:frame>
        <draw:line draw:style-name="gr2" draw:text-style-name="P2" draw:layer="layout" svg:x1="4.077cm" svg:y1="6.558cm" svg:x2="4.077cm" svg:y2="0.831cm">
          <text:p/>
        </draw:line>
        <draw:polygon draw:style-name="gr3" draw:text-style-name="P3" draw:layer="layout" svg:width="0cm" svg:height="0.075cm" svg:x="4.077cm" svg:y="6.558cm" svg:viewBox="0 0 0 76" draw:points="0,0 0,76">
          <text:p/>
        </draw:polygon>
        <draw:line draw:style-name="gr4" draw:text-style-name="P2" draw:layer="layout" svg:x1="4.077cm" svg:y1="6.558cm" svg:x2="4.077cm" svg:y2="6.634cm">
          <text:p/>
        </draw:line>
        <draw:frame draw:style-name="gr6" draw:text-style-name="P5" draw:layer="layout" svg:width="0.497cm" svg:height="0.324cm" svg:x="2.474cm" svg:y="6.673cm">
          <draw:text-box>
            <text:p text:style-name="P4"><text:span text:style-name="T1">400</text:span></text:p>
          </draw:text-box>
        </draw:frame>
        <draw:line draw:style-name="gr2" draw:text-style-name="P2" draw:layer="layout" svg:x1="5.474cm" svg:y1="6.558cm" svg:x2="5.474cm" svg:y2="0.831cm">
          <text:p/>
        </draw:line>
        <draw:polygon draw:style-name="gr3" draw:text-style-name="P3" draw:layer="layout" svg:width="0cm" svg:height="0.075cm" svg:x="5.474cm" svg:y="6.558cm" svg:viewBox="0 0 0 76" draw:points="0,0 0,76">
          <text:p/>
        </draw:polygon>
        <draw:line draw:style-name="gr4" draw:text-style-name="P2" draw:layer="layout" svg:x1="5.474cm" svg:y1="6.558cm" svg:x2="5.474cm" svg:y2="6.634cm">
          <text:p/>
        </draw:line>
        <draw:frame draw:style-name="gr6" draw:text-style-name="P5" draw:layer="layout" svg:width="0.497cm" svg:height="0.324cm" svg:x="3.872cm" svg:y="6.673cm">
          <draw:text-box>
            <text:p text:style-name="P4"><text:span text:style-name="T1">6</text:span><text:span text:style-name="T1">0</text:span><text:span text:style-name="T1">0</text:span></text:p>
          </draw:text-box>
        </draw:frame>
        <draw:line draw:style-name="gr2" draw:text-style-name="P2" draw:layer="layout" svg:x1="6.872cm" svg:y1="6.558cm" svg:x2="6.872cm" svg:y2="0.831cm">
          <text:p/>
        </draw:line>
        <draw:polygon draw:style-name="gr3" draw:text-style-name="P3" draw:layer="layout" svg:width="0cm" svg:height="0.075cm" svg:x="6.872cm" svg:y="6.558cm" svg:viewBox="0 0 0 76" draw:points="0,0 0,76">
          <text:p/>
        </draw:polygon>
        <draw:line draw:style-name="gr4" draw:text-style-name="P2" draw:layer="layout" svg:x1="6.872cm" svg:y1="6.558cm" svg:x2="6.872cm" svg:y2="6.634cm">
          <text:p/>
        </draw:line>
        <draw:frame draw:style-name="gr6" draw:text-style-name="P5" draw:layer="layout" svg:width="0.497cm" svg:height="0.324cm" svg:x="5.269cm" svg:y="6.673cm">
          <draw:text-box>
            <text:p text:style-name="P4"><text:span text:style-name="T1">800</text:span></text:p>
          </draw:text-box>
        </draw:frame>
        <draw:line draw:style-name="gr2" draw:text-style-name="P2" draw:layer="layout" svg:x1="8.269cm" svg:y1="6.558cm" svg:x2="8.269cm" svg:y2="0.831cm">
          <text:p/>
        </draw:line>
        <draw:polygon draw:style-name="gr3" draw:text-style-name="P3" draw:layer="layout" svg:width="0cm" svg:height="0.075cm" svg:x="8.269cm" svg:y="6.558cm" svg:viewBox="0 0 0 76" draw:points="0,0 0,76">
          <text:p/>
        </draw:polygon>
        <draw:line draw:style-name="gr4" draw:text-style-name="P2" draw:layer="layout" svg:x1="8.269cm" svg:y1="6.558cm" svg:x2="8.269cm" svg:y2="6.634cm">
          <text:p/>
        </draw:line>
        <draw:frame draw:style-name="gr7" draw:text-style-name="P5" draw:layer="layout" svg:width="0.662cm" svg:height="0.324cm" svg:x="6.599cm" svg:y="6.673cm">
          <draw:text-box>
            <text:p text:style-name="P4"><text:span text:style-name="T1">1000</text:span></text:p>
          </draw:text-box>
        </draw:frame>
        <draw:frame draw:style-name="gr8" draw:text-style-name="P5" draw:layer="layout" svg:width="0.663cm" svg:height="0.324cm" svg:x="7.996cm" svg:y="6.673cm">
          <draw:text-box>
            <text:p text:style-name="P4"><text:span text:style-name="T1">120</text:span><text:span text:style-name="T1">0</text:span></text:p>
          </draw:text-box>
        </draw:frame>
        <draw:line draw:style-name="gr2" draw:text-style-name="P2" draw:layer="layout" svg:x1="0.932cm" svg:y1="5.879cm" svg:x2="8.619cm" svg:y2="5.879cm">
          <text:p/>
        </draw:line>
        <draw:polygon draw:style-name="gr3" draw:text-style-name="P3" draw:layer="layout" svg:width="0.075cm" svg:height="0cm" svg:x="0.857cm" svg:y="5.879cm" svg:viewBox="0 0 76 0" draw:points="76,0 0,0">
          <text:p/>
        </draw:polygon>
        <draw:line draw:style-name="gr4" draw:text-style-name="P2" draw:layer="layout" svg:x1="0.933cm" svg:y1="5.879cm" svg:x2="0.857cm" svg:y2="5.879cm">
          <text:p/>
        </draw:line>
        <draw:frame draw:style-name="gr9" draw:text-style-name="P5" draw:layer="layout" svg:width="0.843cm" svg:height="0.325cm" svg:x="4.429cm" svg:y="7.067cm">
          <draw:text-box>
            <text:p text:style-name="P4"><text:span text:style-name="T1">Spi</text:span><text:span text:style-name="T1">kes</text:span></text:p>
          </draw:text-box>
        </draw:frame>
        <draw:line draw:style-name="gr2" draw:text-style-name="P2" draw:layer="layout" svg:x1="0.932cm" svg:y1="4.682cm" svg:x2="8.619cm" svg:y2="4.682cm">
          <text:p/>
        </draw:line>
        <draw:polygon draw:style-name="gr3" draw:text-style-name="P3" draw:layer="layout" svg:width="0.075cm" svg:height="0cm" svg:x="0.857cm" svg:y="4.682cm" svg:viewBox="0 0 76 0" draw:points="76,0 0,0">
          <text:p/>
        </draw:polygon>
        <draw:line draw:style-name="gr4" draw:text-style-name="P2" draw:layer="layout" svg:x1="0.933cm" svg:y1="4.682cm" svg:x2="0.857cm" svg:y2="4.682cm">
          <text:p/>
        </draw:line>
        <draw:frame draw:style-name="gr10" draw:text-style-name="P5" draw:layer="layout" svg:width="0.414cm" svg:height="0.325cm" svg:x="0.562cm" svg:y="5.761cm">
          <draw:text-box>
            <text:p text:style-name="P4"><text:span text:style-name="T1">20</text:span></text:p>
          </draw:text-box>
        </draw:frame>
        <draw:line draw:style-name="gr2" draw:text-style-name="P2" draw:layer="layout" svg:x1="0.932cm" svg:y1="3.485cm" svg:x2="8.619cm" svg:y2="3.485cm">
          <text:p/>
        </draw:line>
        <draw:polygon draw:style-name="gr3" draw:text-style-name="P3" draw:layer="layout" svg:width="0.075cm" svg:height="0cm" svg:x="0.857cm" svg:y="3.485cm" svg:viewBox="0 0 76 0" draw:points="76,0 0,0">
          <text:p/>
        </draw:polygon>
        <draw:line draw:style-name="gr4" draw:text-style-name="P2" draw:layer="layout" svg:x1="0.933cm" svg:y1="3.485cm" svg:x2="0.857cm" svg:y2="3.485cm">
          <text:p/>
        </draw:line>
        <draw:frame draw:style-name="gr10" draw:text-style-name="P5" draw:layer="layout" svg:width="0.414cm" svg:height="0.325cm" svg:x="0.562cm" svg:y="4.564cm">
          <draw:text-box>
            <text:p text:style-name="P4"><text:span text:style-name="T1">40</text:span></text:p>
          </draw:text-box>
        </draw:frame>
        <draw:line draw:style-name="gr2" draw:text-style-name="P2" draw:layer="layout" svg:x1="0.932cm" svg:y1="2.288cm" svg:x2="8.619cm" svg:y2="2.288cm">
          <text:p/>
        </draw:line>
        <draw:polygon draw:style-name="gr3" draw:text-style-name="P3" draw:layer="layout" svg:width="0.075cm" svg:height="0cm" svg:x="0.857cm" svg:y="2.288cm" svg:viewBox="0 0 76 0" draw:points="76,0 0,0">
          <text:p/>
        </draw:polygon>
        <draw:line draw:style-name="gr4" draw:text-style-name="P2" draw:layer="layout" svg:x1="0.933cm" svg:y1="2.288cm" svg:x2="0.857cm" svg:y2="2.288cm">
          <text:p/>
        </draw:line>
        <draw:frame draw:style-name="gr11" draw:text-style-name="P5" draw:layer="layout" svg:width="0.414cm" svg:height="0.324cm" svg:x="0.562cm" svg:y="3.367cm">
          <draw:text-box>
            <text:p text:style-name="P4"><text:span text:style-name="T1">60</text:span></text:p>
          </draw:text-box>
        </draw:frame>
        <draw:line draw:style-name="gr2" draw:text-style-name="P2" draw:layer="layout" svg:x1="0.932cm" svg:y1="1.091cm" svg:x2="8.619cm" svg:y2="1.091cm">
          <text:p/>
        </draw:line>
        <draw:polygon draw:style-name="gr3" draw:text-style-name="P3" draw:layer="layout" svg:width="0.075cm" svg:height="0cm" svg:x="0.857cm" svg:y="1.091cm" svg:viewBox="0 0 76 0" draw:points="76,0 0,0">
          <text:p/>
        </draw:polygon>
        <draw:line draw:style-name="gr4" draw:text-style-name="P2" draw:layer="layout" svg:x1="0.933cm" svg:y1="1.091cm" svg:x2="0.857cm" svg:y2="1.091cm">
          <text:p/>
        </draw:line>
        <draw:frame draw:style-name="gr11" draw:text-style-name="P5" draw:layer="layout" svg:width="0.414cm" svg:height="0.324cm" svg:x="0.562cm" svg:y="2.17cm">
          <draw:text-box>
            <text:p text:style-name="P4"><text:span text:style-name="T1">8</text:span><text:span text:style-name="T1">0</text:span></text:p>
          </draw:text-box>
        </draw:frame>
        <draw:frame draw:style-name="gr12" draw:text-style-name="P5" draw:layer="layout" svg:width="0.448cm" svg:height="0.324cm" svg:x="0.44cm" svg:y="0.973cm">
          <draw:text-box>
            <text:p text:style-name="P4"><text:span text:style-name="T1">1</text:span><text:span text:style-name="T1">0</text:span><text:span text:style-name="T1">0</text:span></text:p>
          </draw:text-box>
        </draw:frame>
        <draw:polyline draw:style-name="gr13" draw:text-style-name="P2" draw:layer="layout" svg:width="6.988cm" svg:height="4.788cm" svg:x="1.281cm" svg:y="1.091cm" svg:viewBox="0 0 6989 4789" draw:points="0,4789 699,1437 1398,300 2097,0 2796,0 3495,0 4193,0 4892,0 5591,0 6290,0 6989,0">
          <text:p/>
        </draw:polyline>
        <draw:polyline draw:style-name="gr14" draw:text-style-name="P2" draw:layer="layout" svg:width="6.988cm" svg:height="4.788cm" svg:x="1.281cm" svg:y="1.091cm" svg:viewBox="0 0 6989 4789" draw:points="0,4789 699,1437 1398,419 2097,0 2796,0 3495,0 4193,0 4892,0 5591,0 6290,0 6989,0">
          <text:p/>
        </draw:polyline>
        <draw:polyline draw:style-name="gr15" draw:text-style-name="P2" draw:layer="layout" svg:width="6.988cm" svg:height="4.728cm" svg:x="1.281cm" svg:y="1.091cm" svg:viewBox="0 0 6989 4729" draw:points="0,4729 699,1736 1398,300 2097,0 2796,0 3495,0 4193,0 4892,0 5591,0 6290,0 6989,0">
          <text:p/>
        </draw:polyline>
        <draw:polyline draw:style-name="gr16" draw:text-style-name="P2" draw:layer="layout" svg:width="6.988cm" svg:height="4.609cm" svg:x="1.281cm" svg:y="1.091cm" svg:viewBox="0 0 6989 4610" draw:points="0,4610 699,1617 1398,240 2097,0 2796,0 3495,0 4193,0 4892,0 5591,0 6290,0 6989,0">
          <text:p/>
        </draw:polyline>
        <draw:polyline draw:style-name="gr17" draw:text-style-name="P2" draw:layer="layout" svg:width="6.988cm" svg:height="4.848cm" svg:x="1.281cm" svg:y="1.091cm" svg:viewBox="0 0 6989 4849" draw:points="0,4849 699,1736 1398,479 2097,60 2796,0 3495,0 4193,0 4892,0 5591,0 6290,0 6989,0">
          <text:p/>
        </draw:polyline>
        <draw:polyline draw:style-name="gr18" draw:text-style-name="P2" draw:layer="layout" svg:width="6.988cm" svg:height="4.549cm" svg:x="1.281cm" svg:y="1.091cm" svg:viewBox="0 0 6989 4550" draw:points="0,4550 699,1617 1398,300 2097,0 2796,0 3495,0 4193,0 4892,0 5591,0 6290,0 6989,0">
          <text:p/>
        </draw:polyline>
        <draw:line draw:style-name="gr19" draw:text-style-name="P6" draw:layer="layout" svg:x1="1.281cm" svg:y1="5.52cm" svg:x2="1.965cm" svg:y2="2.629cm">
          <text:p/>
        </draw:line>
        <draw:line draw:style-name="gr19" draw:text-style-name="P6" draw:layer="layout" svg:x1="1.965cm" svg:y1="2.616cm" svg:x2="2.679cm" svg:y2="1.689cm">
          <text:p/>
        </draw:line>
        <draw:line draw:style-name="gr19" draw:text-style-name="P6" draw:layer="layout" svg:x1="2.679cm" svg:y1="1.69cm" svg:x2="3.378cm" svg:y2="1.091cm">
          <text:p/>
        </draw:line>
        <draw:line draw:style-name="gr19" draw:text-style-name="P6" draw:layer="layout" svg:x1="3.379cm" svg:y1="1.091cm" svg:x2="4.078cm" svg:y2="1.091cm">
          <text:p/>
        </draw:line>
        <draw:line draw:style-name="gr19" draw:text-style-name="P6" draw:layer="layout" svg:x1="4.077cm" svg:y1="1.091cm" svg:x2="4.776cm" svg:y2="1.091cm">
          <text:p/>
        </draw:line>
        <draw:line draw:style-name="gr19" draw:text-style-name="P6" draw:layer="layout" svg:x1="4.776cm" svg:y1="1.091cm" svg:x2="5.475cm" svg:y2="1.091cm">
          <text:p/>
        </draw:line>
        <draw:line draw:style-name="gr19" draw:text-style-name="P6" draw:layer="layout" svg:x1="5.475cm" svg:y1="1.091cm" svg:x2="6.174cm" svg:y2="1.091cm">
          <text:p/>
        </draw:line>
        <draw:line draw:style-name="gr19" draw:text-style-name="P6" draw:layer="layout" svg:x1="6.174cm" svg:y1="1.091cm" svg:x2="6.873cm" svg:y2="1.091cm">
          <text:p/>
        </draw:line>
        <draw:line draw:style-name="gr19" draw:text-style-name="P6" draw:layer="layout" svg:x1="6.873cm" svg:y1="1.091cm" svg:x2="7.572cm" svg:y2="1.091cm">
          <text:p/>
        </draw:line>
        <draw:line draw:style-name="gr19" draw:text-style-name="P6" draw:layer="layout" svg:x1="7.571cm" svg:y1="1.091cm" svg:x2="8.27cm" svg:y2="1.091cm">
          <text:p/>
        </draw:line>
        <draw:polyline draw:style-name="gr20" draw:text-style-name="P2" draw:layer="layout" svg:width="6.988cm" svg:height="4.788cm" svg:x="1.281cm" svg:y="1.091cm" svg:viewBox="0 0 6989 4789" draw:points="0,4789 699,1677 1398,479 2097,0 2796,60 3495,0 4193,0 4892,0 5591,0 6290,0 6989,0">
          <text:p/>
        </draw:polyline>
        <draw:line draw:style-name="gr21" draw:text-style-name="P6" draw:layer="layout" svg:x1="1.281cm" svg:y1="5.94cm" svg:x2="1.98cm" svg:y2="2.947cm">
          <text:p/>
        </draw:line>
        <draw:line draw:style-name="gr21" draw:text-style-name="P6" draw:layer="layout" svg:x1="1.98cm" svg:y1="2.947cm" svg:x2="2.679cm" svg:y2="1.404cm">
          <text:p/>
        </draw:line>
        <draw:line draw:style-name="gr21" draw:text-style-name="P6" draw:layer="layout" svg:x1="2.679cm" svg:y1="1.404cm" svg:x2="3.379cm" svg:y2="1.091cm">
          <text:p/>
        </draw:line>
        <draw:line draw:style-name="gr21" draw:text-style-name="P6" draw:layer="layout" svg:x1="3.379cm" svg:y1="1.091cm" svg:x2="4.078cm" svg:y2="1.091cm">
          <text:p/>
        </draw:line>
        <draw:line draw:style-name="gr21" draw:text-style-name="P6" draw:layer="layout" svg:x1="4.077cm" svg:y1="1.091cm" svg:x2="4.776cm" svg:y2="1.091cm">
          <text:p/>
        </draw:line>
        <draw:line draw:style-name="gr21" draw:text-style-name="P6" draw:layer="layout" svg:x1="4.776cm" svg:y1="1.091cm" svg:x2="5.475cm" svg:y2="1.091cm">
          <text:p/>
        </draw:line>
        <draw:line draw:style-name="gr21" draw:text-style-name="P6" draw:layer="layout" svg:x1="5.475cm" svg:y1="1.091cm" svg:x2="6.174cm" svg:y2="1.091cm">
          <text:p/>
        </draw:line>
        <draw:line draw:style-name="gr21" draw:text-style-name="P6" draw:layer="layout" svg:x1="6.174cm" svg:y1="1.091cm" svg:x2="6.873cm" svg:y2="1.091cm">
          <text:p/>
        </draw:line>
        <draw:line draw:style-name="gr21" draw:text-style-name="P6" draw:layer="layout" svg:x1="6.873cm" svg:y1="1.091cm" svg:x2="7.572cm" svg:y2="1.091cm">
          <text:p/>
        </draw:line>
        <draw:line draw:style-name="gr21" draw:text-style-name="P6" draw:layer="layout" svg:x1="7.571cm" svg:y1="1.091cm" svg:x2="8.27cm" svg:y2="1.091cm">
          <text:p/>
        </draw:line>
        <draw:line draw:style-name="gr22" draw:text-style-name="P6" draw:layer="layout" svg:x1="1.281cm" svg:y1="5.58cm" svg:x2="1.98cm" svg:y2="3.006cm">
          <text:p/>
        </draw:line>
        <draw:line draw:style-name="gr22" draw:text-style-name="P6" draw:layer="layout" svg:x1="1.98cm" svg:y1="3.006cm" svg:x2="2.679cm" svg:y2="1.689cm">
          <text:p/>
        </draw:line>
        <draw:line draw:style-name="gr22" draw:text-style-name="P6" draw:layer="layout" svg:x1="2.679cm" svg:y1="1.689cm" svg:x2="3.378cm" svg:y2="1.21cm">
          <text:p/>
        </draw:line>
        <draw:line draw:style-name="gr22" draw:text-style-name="P6" draw:layer="layout" svg:x1="3.379cm" svg:y1="1.21cm" svg:x2="4.077cm" svg:y2="1.169cm">
          <text:p/>
        </draw:line>
        <draw:line draw:style-name="gr22" draw:text-style-name="P6" draw:layer="layout" svg:x1="4.084cm" svg:y1="1.169cm" svg:x2="4.776cm" svg:y2="1.091cm">
          <text:p/>
        </draw:line>
        <draw:line draw:style-name="gr22" draw:text-style-name="P6" draw:layer="layout" svg:x1="4.776cm" svg:y1="1.091cm" svg:x2="5.475cm" svg:y2="1.091cm">
          <text:p/>
        </draw:line>
        <draw:line draw:style-name="gr22" draw:text-style-name="P6" draw:layer="layout" svg:x1="5.475cm" svg:y1="1.091cm" svg:x2="6.174cm" svg:y2="1.091cm">
          <text:p/>
        </draw:line>
        <draw:line draw:style-name="gr22" draw:text-style-name="P6" draw:layer="layout" svg:x1="6.174cm" svg:y1="1.091cm" svg:x2="6.873cm" svg:y2="1.091cm">
          <text:p/>
        </draw:line>
        <draw:line draw:style-name="gr22" draw:text-style-name="P6" draw:layer="layout" svg:x1="6.873cm" svg:y1="1.091cm" svg:x2="7.572cm" svg:y2="1.091cm">
          <text:p/>
        </draw:line>
        <draw:line draw:style-name="gr22" draw:text-style-name="P6" draw:layer="layout" svg:x1="7.571cm" svg:y1="1.091cm" svg:x2="8.27cm" svg:y2="1.091cm">
          <text:p/>
        </draw:line>
        <draw:line draw:style-name="gr23" draw:text-style-name="P6" draw:layer="layout" svg:x1="1.281cm" svg:y1="6cm" svg:x2="1.98cm" svg:y2="2.947cm">
          <text:p/>
        </draw:line>
        <draw:line draw:style-name="gr23" draw:text-style-name="P6" draw:layer="layout" svg:x1="1.98cm" svg:y1="2.947cm" svg:x2="2.679cm" svg:y2="1.937cm">
          <text:p/>
        </draw:line>
        <draw:line draw:style-name="gr23" draw:text-style-name="P6" draw:layer="layout" svg:x1="2.679cm" svg:y1="1.937cm" svg:x2="3.379cm" svg:y2="1.33cm">
          <text:p/>
        </draw:line>
        <draw:line draw:style-name="gr23" draw:text-style-name="P6" draw:layer="layout" svg:x1="3.379cm" svg:y1="1.33cm" svg:x2="4.078cm" svg:y2="1.15cm">
          <text:p/>
        </draw:line>
        <draw:line draw:style-name="gr23" draw:text-style-name="P6" draw:layer="layout" svg:x1="4.077cm" svg:y1="1.15cm" svg:x2="4.776cm" svg:y2="1.169cm">
          <text:p/>
        </draw:line>
        <draw:line draw:style-name="gr23" draw:text-style-name="P6" draw:layer="layout" svg:x1="4.776cm" svg:y1="1.169cm" svg:x2="5.475cm" svg:y2="1.15cm">
          <text:p/>
        </draw:line>
        <draw:line draw:style-name="gr23" draw:text-style-name="P6" draw:layer="layout" svg:x1="5.475cm" svg:y1="1.151cm" svg:x2="6.174cm" svg:y2="1.091cm">
          <text:p/>
        </draw:line>
        <draw:line draw:style-name="gr23" draw:text-style-name="P6" draw:layer="layout" svg:x1="6.174cm" svg:y1="1.091cm" svg:x2="6.873cm" svg:y2="1.091cm">
          <text:p/>
        </draw:line>
        <draw:line draw:style-name="gr23" draw:text-style-name="P6" draw:layer="layout" svg:x1="6.873cm" svg:y1="1.091cm" svg:x2="7.572cm" svg:y2="1.091cm">
          <text:p/>
        </draw:line>
        <draw:line draw:style-name="gr23" draw:text-style-name="P6" draw:layer="layout" svg:x1="7.571cm" svg:y1="1.091cm" svg:x2="8.27cm" svg:y2="1.091cm">
          <text:p/>
        </draw:line>
        <draw:line draw:style-name="gr24" draw:text-style-name="P6" draw:layer="layout" svg:x1="1.281cm" svg:y1="6.299cm" svg:x2="1.98cm" svg:y2="3.905cm">
          <text:p/>
        </draw:line>
        <draw:line draw:style-name="gr24" draw:text-style-name="P6" draw:layer="layout" svg:x1="1.98cm" svg:y1="3.905cm" svg:x2="2.679cm" svg:y2="2.288cm">
          <text:p/>
        </draw:line>
        <draw:line draw:style-name="gr24" draw:text-style-name="P6" draw:layer="layout" svg:x1="2.679cm" svg:y1="2.276cm" svg:x2="3.379cm" svg:y2="1.989cm">
          <text:p/>
        </draw:line>
        <draw:line draw:style-name="gr24" draw:text-style-name="P6" draw:layer="layout" svg:x1="3.379cm" svg:y1="1.988cm" svg:x2="4.078cm" svg:y2="1.629cm">
          <text:p/>
        </draw:line>
        <draw:line draw:style-name="gr24" draw:text-style-name="P6" draw:layer="layout" svg:x1="4.077cm" svg:y1="1.629cm" svg:x2="4.776cm" svg:y2="1.45cm">
          <text:p/>
        </draw:line>
        <draw:line draw:style-name="gr24" draw:text-style-name="P6" draw:layer="layout" svg:x1="4.776cm" svg:y1="1.45cm" svg:x2="5.475cm" svg:y2="1.423cm">
          <text:p/>
        </draw:line>
        <draw:line draw:style-name="gr24" draw:text-style-name="P6" draw:layer="layout" svg:x1="5.475cm" svg:y1="1.423cm" svg:x2="6.174cm" svg:y2="1.354cm">
          <text:p/>
        </draw:line>
        <draw:line draw:style-name="gr24" draw:text-style-name="P6" draw:layer="layout" svg:x1="6.174cm" svg:y1="1.354cm" svg:x2="6.873cm" svg:y2="1.23cm">
          <text:p/>
        </draw:line>
        <draw:line draw:style-name="gr24" draw:text-style-name="P6" draw:layer="layout" svg:x1="6.873cm" svg:y1="1.23cm" svg:x2="7.571cm" svg:y2="1.21cm">
          <text:p/>
        </draw:line>
        <draw:line draw:style-name="gr24" draw:text-style-name="P6" draw:layer="layout" svg:x1="7.556cm" svg:y1="1.209cm" svg:x2="8.255cm" svg:y2="1.209cm">
          <text:p/>
        </draw:line>
        <draw:line draw:style-name="gr25" draw:text-style-name="P2" draw:layer="layout" svg:x1="0.932cm" svg:y1="6.558cm" svg:x2="0.932cm" svg:y2="0.831cm">
          <text:p/>
        </draw:line>
        <draw:line draw:style-name="gr25" draw:text-style-name="P2" draw:layer="layout" svg:x1="8.619cm" svg:y1="6.558cm" svg:x2="8.619cm" svg:y2="0.831cm">
          <text:p/>
        </draw:line>
        <draw:line draw:style-name="gr25" draw:text-style-name="P2" draw:layer="layout" svg:x1="0.932cm" svg:y1="6.558cm" svg:x2="8.619cm" svg:y2="6.558cm">
          <text:p/>
        </draw:line>
        <draw:line draw:style-name="gr25" draw:text-style-name="P2" draw:layer="layout" svg:x1="0.932cm" svg:y1="0.831cm" svg:x2="8.619cm" svg:y2="0.831cm">
          <text:p/>
        </draw:line>
        <draw:frame draw:style-name="gr26" draw:text-style-name="P5" draw:layer="layout" svg:width="1.644cm" svg:height="0.324cm" draw:transform="rotate (1.5707963267949) translate (0.109cm 4.187cm)">
          <draw:text-box>
            <text:p text:style-name="P4"><text:span text:style-name="T1">Acc</text:span><text:span text:style-name="T1">ura</text:span><text:span text:style-name="T1">cy </text:span><text:span text:style-name="T1">(%)</text:span></text:p>
          </draw:text-box>
        </draw:frame>
        <draw:path draw:style-name="gr27" draw:text-style-name="P7" draw:layer="layout" svg:width="1.919cm" svg:height="3.854cm" svg:x="6.592cm" svg:y="2.596cm" svg:viewBox="0 0 1920 3855" svg:d="M43 3855h1834c28 0 43-15 43-43v-3769c0-28-15-43-43-43h-1834c-29 0-43 15-43 43v3769c0 28 14 43 43 43z">
          <text:p/>
        </draw:path>
        <draw:line draw:style-name="gr13" draw:text-style-name="P2" draw:layer="layout" svg:x1="6.678cm" svg:y1="2.771cm" svg:x2="7.108cm" svg:y2="2.771cm">
          <text:p/>
        </draw:line>
        <draw:frame draw:style-name="gr28" draw:text-style-name="P8" draw:layer="layout" svg:width="1.221cm" svg:height="0.325cm" svg:x="4.168cm" svg:y="0.462cm">
          <draw:text-box>
            <text:p text:style-name="P4"><text:span text:style-name="T2">I</text:span><text:span text:style-name="T2">n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/text:p>
          </draw:text-box>
        </draw:frame>
        <draw:line draw:style-name="gr14" draw:text-style-name="P2" draw:layer="layout" svg:x1="6.678cm" svg:y1="3.086cm" svg:x2="7.108cm" svg:y2="3.086cm">
          <text:p/>
        </draw:line>
        <draw:frame draw:style-name="gr29" draw:text-style-name="P5" draw:layer="layout" svg:width="1.212cm" svg:height="0.325cm" svg:x="7.281cm" svg:y="2.646cm">
          <draw:text-box>
            <text:p text:style-name="P4"><text:span text:style-name="T1">0</text:span><text:span text:style-name="T1">%</text:span><text:span text:style-name="T1"> </text:span><text:span text:style-name="T1">N</text:span><text:span text:style-name="T1">o</text:span><text:span text:style-name="T1">i</text:span><text:span text:style-name="T1">s</text:span><text:span text:style-name="T1">e</text:span></text:p>
          </draw:text-box>
        </draw:frame>
        <draw:line draw:style-name="gr15" draw:text-style-name="P2" draw:layer="layout" svg:x1="6.678cm" svg:y1="3.402cm" svg:x2="7.108cm" svg:y2="3.402cm">
          <text:p/>
        </draw:line>
        <draw:frame draw:style-name="gr30" draw:text-style-name="P5" draw:layer="layout" svg:width="1.212cm" svg:height="0.324cm" svg:x="7.281cm" svg:y="2.963cm">
          <draw:text-box>
            <text:p text:style-name="P4"><text:span text:style-name="T1">5%</text:span></text:p>
          </draw:text-box>
        </draw:frame>
        <draw:line draw:style-name="gr16" draw:text-style-name="P2" draw:layer="layout" svg:x1="6.678cm" svg:y1="3.718cm" svg:x2="7.108cm" svg:y2="3.718cm">
          <text:p/>
        </draw:line>
        <draw:frame draw:style-name="gr31" draw:text-style-name="P5" draw:layer="layout" svg:width="1.378cm" svg:height="0.325cm" svg:x="7.281cm" svg:y="3.278cm">
          <draw:text-box>
            <text:p text:style-name="P4"><text:span text:style-name="T1">10%</text:span></text:p>
          </draw:text-box>
        </draw:frame>
        <draw:line draw:style-name="gr17" draw:text-style-name="P2" draw:layer="layout" svg:x1="6.678cm" svg:y1="4.034cm" svg:x2="7.108cm" svg:y2="4.034cm">
          <text:p/>
        </draw:line>
        <draw:frame draw:style-name="gr31" draw:text-style-name="P5" draw:layer="layout" svg:width="1.378cm" svg:height="0.325cm" svg:x="7.281cm" svg:y="3.594cm">
          <draw:text-box>
            <text:p text:style-name="P4"><text:span text:style-name="T1">1</text:span><text:span text:style-name="T1">5</text:span><text:span text:style-name="T1">%</text:span></text:p>
          </draw:text-box>
        </draw:frame>
        <draw:line draw:style-name="gr18" draw:text-style-name="P2" draw:layer="layout" svg:x1="6.678cm" svg:y1="4.35cm" svg:x2="7.108cm" svg:y2="4.35cm">
          <text:p/>
        </draw:line>
        <draw:frame draw:style-name="gr32" draw:text-style-name="P5" draw:layer="layout" svg:width="1.378cm" svg:height="0.324cm" svg:x="7.281cm" svg:y="3.91cm">
          <draw:text-box>
            <text:p text:style-name="P4"><text:span text:style-name="T1">20%</text:span></text:p>
          </draw:text-box>
        </draw:frame>
        <draw:line draw:style-name="gr33" draw:text-style-name="P2" draw:layer="layout" svg:x1="6.678cm" svg:y1="4.665cm" svg:x2="7.108cm" svg:y2="4.665cm">
          <text:p/>
        </draw:line>
        <draw:frame draw:style-name="gr32" draw:text-style-name="P5" draw:layer="layout" svg:width="1.378cm" svg:height="0.324cm" svg:x="7.281cm" svg:y="4.226cm">
          <draw:text-box>
            <text:p text:style-name="P4"><text:span text:style-name="T1">25%</text:span></text:p>
          </draw:text-box>
        </draw:frame>
        <draw:line draw:style-name="gr20" draw:text-style-name="P2" draw:layer="layout" svg:x1="6.678cm" svg:y1="4.981cm" svg:x2="7.108cm" svg:y2="4.981cm">
          <text:p/>
        </draw:line>
        <draw:frame draw:style-name="gr31" draw:text-style-name="P5" draw:layer="layout" svg:width="1.378cm" svg:height="0.325cm" svg:x="7.281cm" svg:y="4.541cm">
          <draw:text-box>
            <text:p text:style-name="P4"><text:span text:style-name="T1">3</text:span><text:span text:style-name="T1">0</text:span><text:span text:style-name="T1">%</text:span></text:p>
          </draw:text-box>
        </draw:frame>
        <draw:line draw:style-name="gr34" draw:text-style-name="P2" draw:layer="layout" svg:x1="6.678cm" svg:y1="5.297cm" svg:x2="7.108cm" svg:y2="5.297cm">
          <text:p/>
        </draw:line>
        <draw:frame draw:style-name="gr31" draw:text-style-name="P5" draw:layer="layout" svg:width="1.378cm" svg:height="0.325cm" svg:x="7.281cm" svg:y="4.856cm">
          <draw:text-box>
            <text:p text:style-name="P4"><text:span text:style-name="T1">35%</text:span></text:p>
          </draw:text-box>
        </draw:frame>
        <draw:line draw:style-name="gr35" draw:text-style-name="P2" draw:layer="layout" svg:x1="6.678cm" svg:y1="5.613cm" svg:x2="7.108cm" svg:y2="5.613cm">
          <text:p/>
        </draw:line>
        <draw:frame draw:style-name="gr32" draw:text-style-name="P5" draw:layer="layout" svg:width="1.378cm" svg:height="0.324cm" svg:x="7.281cm" svg:y="5.173cm">
          <draw:text-box>
            <text:p text:style-name="P4"><text:span text:style-name="T1">4</text:span><text:span text:style-name="T1">0</text:span><text:span text:style-name="T1">%</text:span></text:p>
          </draw:text-box>
        </draw:frame>
        <draw:line draw:style-name="gr13" draw:text-style-name="P2" draw:layer="layout" svg:x1="6.678cm" svg:y1="5.929cm" svg:x2="7.108cm" svg:y2="5.929cm">
          <text:p/>
        </draw:line>
        <draw:frame draw:style-name="gr31" draw:text-style-name="P5" draw:layer="layout" svg:width="1.378cm" svg:height="0.325cm" svg:x="7.281cm" svg:y="5.489cm">
          <draw:text-box>
            <text:p text:style-name="P4"><text:span text:style-name="T1">4</text:span><text:span text:style-name="T1">5</text:span><text:span text:style-name="T1">%</text:span></text:p>
          </draw:text-box>
        </draw:frame>
        <draw:line draw:style-name="gr14" draw:text-style-name="P2" draw:layer="layout" svg:x1="6.678cm" svg:y1="6.244cm" svg:x2="7.108cm" svg:y2="6.244cm">
          <text:p/>
        </draw:line>
        <draw:frame draw:style-name="gr31" draw:text-style-name="P5" draw:layer="layout" svg:width="1.378cm" svg:height="0.325cm" svg:x="7.281cm" svg:y="5.804cm">
          <draw:text-box>
            <text:p text:style-name="P4"><text:span text:style-name="T1">5</text:span><text:span text:style-name="T1">0</text:span><text:span text:style-name="T1">%</text:span></text:p>
          </draw:text-box>
        </draw:frame>
        <draw:frame draw:style-name="gr32" draw:text-style-name="P5" draw:layer="layout" svg:width="1.378cm" svg:height="0.324cm" svg:x="7.281cm" svg:y="6.121cm">
          <draw:text-box>
            <text:p text:style-name="P4"><text:span text:style-name="T1">5</text:span><text:span text:style-name="T1">5</text:span><text:span text:style-name="T1">%</text:span></text:p>
          </draw:text-box>
        </draw:frame>
        <draw:polygon draw:style-name="gr1" draw:text-style-name="P1" draw:layer="layout" svg:width="7.686cm" svg:height="5.727cm" svg:x="9.902cm" svg:y="0.831cm" svg:viewBox="0 0 7687 5728" draw:points="0,5728 7687,5728 7687,0 0,0">
          <text:p/>
        </draw:polygon>
        <draw:line draw:style-name="gr2" draw:text-style-name="P2" draw:layer="layout" svg:x1="10.251cm" svg:y1="6.558cm" svg:x2="10.251cm" svg:y2="0.831cm">
          <text:p/>
        </draw:line>
        <draw:polygon draw:style-name="gr3" draw:text-style-name="P3" draw:layer="layout" svg:width="0cm" svg:height="0.075cm" svg:x="10.251cm" svg:y="6.559cm" svg:viewBox="0 0 0 76" draw:points="0,0 0,76">
          <text:p/>
        </draw:polygon>
        <draw:line draw:style-name="gr4" draw:text-style-name="P2" draw:layer="layout" svg:x1="10.251cm" svg:y1="6.559cm" svg:x2="10.251cm" svg:y2="6.635cm">
          <text:p/>
        </draw:line>
        <draw:line draw:style-name="gr2" draw:text-style-name="P2" draw:layer="layout" svg:x1="11.649cm" svg:y1="6.558cm" svg:x2="11.649cm" svg:y2="0.831cm">
          <text:p/>
        </draw:line>
        <draw:polygon draw:style-name="gr3" draw:text-style-name="P3" draw:layer="layout" svg:width="0cm" svg:height="0.075cm" svg:x="11.649cm" svg:y="6.559cm" svg:viewBox="0 0 0 76" draw:points="0,0 0,76">
          <text:p/>
        </draw:polygon>
        <draw:line draw:style-name="gr4" draw:text-style-name="P2" draw:layer="layout" svg:x1="11.649cm" svg:y1="6.559cm" svg:x2="11.649cm" svg:y2="6.635cm">
          <text:p/>
        </draw:line>
        <draw:frame draw:style-name="gr36" draw:text-style-name="P5" draw:layer="layout" svg:width="0.415cm" svg:height="0.324cm" svg:x="10.202cm" svg:y="6.674cm">
          <draw:text-box>
            <text:p text:style-name="P4"><text:span text:style-name="T1">0</text:span></text:p>
          </draw:text-box>
        </draw:frame>
        <draw:line draw:style-name="gr2" draw:text-style-name="P2" draw:layer="layout" svg:x1="13.046cm" svg:y1="6.558cm" svg:x2="13.046cm" svg:y2="0.831cm">
          <text:p/>
        </draw:line>
        <draw:polygon draw:style-name="gr3" draw:text-style-name="P3" draw:layer="layout" svg:width="0cm" svg:height="0.075cm" svg:x="13.046cm" svg:y="6.559cm" svg:viewBox="0 0 0 76" draw:points="0,0 0,76">
          <text:p/>
        </draw:polygon>
        <draw:line draw:style-name="gr4" draw:text-style-name="P2" draw:layer="layout" svg:x1="13.046cm" svg:y1="6.559cm" svg:x2="13.046cm" svg:y2="6.635cm">
          <text:p/>
        </draw:line>
        <draw:frame draw:style-name="gr11" draw:text-style-name="P5" draw:layer="layout" svg:width="0.414cm" svg:height="0.324cm" svg:x="11.539cm" svg:y="6.674cm">
          <draw:text-box>
            <text:p text:style-name="P4"><text:span text:style-name="T1">20</text:span></text:p>
          </draw:text-box>
        </draw:frame>
        <draw:line draw:style-name="gr2" draw:text-style-name="P2" draw:layer="layout" svg:x1="14.444cm" svg:y1="6.558cm" svg:x2="14.444cm" svg:y2="0.831cm">
          <text:p/>
        </draw:line>
        <draw:polygon draw:style-name="gr3" draw:text-style-name="P3" draw:layer="layout" svg:width="0cm" svg:height="0.075cm" svg:x="14.444cm" svg:y="6.559cm" svg:viewBox="0 0 0 76" draw:points="0,0 0,76">
          <text:p/>
        </draw:polygon>
        <draw:line draw:style-name="gr4" draw:text-style-name="P2" draw:layer="layout" svg:x1="14.444cm" svg:y1="6.559cm" svg:x2="14.444cm" svg:y2="6.635cm">
          <text:p/>
        </draw:line>
        <draw:frame draw:style-name="gr36" draw:text-style-name="P5" draw:layer="layout" svg:width="0.415cm" svg:height="0.324cm" svg:x="12.936cm" svg:y="6.674cm">
          <draw:text-box>
            <text:p text:style-name="P4"><text:span text:style-name="T1">4</text:span><text:span text:style-name="T1">0</text:span></text:p>
          </draw:text-box>
        </draw:frame>
        <draw:line draw:style-name="gr2" draw:text-style-name="P2" draw:layer="layout" svg:x1="15.842cm" svg:y1="6.558cm" svg:x2="15.842cm" svg:y2="0.831cm">
          <text:p/>
        </draw:line>
        <draw:polygon draw:style-name="gr3" draw:text-style-name="P3" draw:layer="layout" svg:width="0cm" svg:height="0.075cm" svg:x="15.842cm" svg:y="6.559cm" svg:viewBox="0 0 0 76" draw:points="0,0 0,76">
          <text:p/>
        </draw:polygon>
        <draw:line draw:style-name="gr4" draw:text-style-name="P2" draw:layer="layout" svg:x1="15.842cm" svg:y1="6.559cm" svg:x2="15.842cm" svg:y2="6.635cm">
          <text:p/>
        </draw:line>
        <draw:frame draw:style-name="gr36" draw:text-style-name="P5" draw:layer="layout" svg:width="0.415cm" svg:height="0.324cm" svg:x="14.334cm" svg:y="6.674cm">
          <draw:text-box>
            <text:p text:style-name="P4"><text:span text:style-name="T1">60</text:span></text:p>
          </draw:text-box>
        </draw:frame>
        <draw:line draw:style-name="gr2" draw:text-style-name="P2" draw:layer="layout" svg:x1="17.239cm" svg:y1="6.558cm" svg:x2="17.239cm" svg:y2="0.831cm">
          <text:p/>
        </draw:line>
        <draw:polygon draw:style-name="gr3" draw:text-style-name="P3" draw:layer="layout" svg:width="0cm" svg:height="0.075cm" svg:x="17.239cm" svg:y="6.559cm" svg:viewBox="0 0 0 76" draw:points="0,0 0,76">
          <text:p/>
        </draw:polygon>
        <draw:line draw:style-name="gr4" draw:text-style-name="P2" draw:layer="layout" svg:x1="17.239cm" svg:y1="6.559cm" svg:x2="17.239cm" svg:y2="6.635cm">
          <text:p/>
        </draw:line>
        <draw:frame draw:style-name="gr11" draw:text-style-name="P5" draw:layer="layout" svg:width="0.414cm" svg:height="0.324cm" svg:x="15.732cm" svg:y="6.674cm">
          <draw:text-box>
            <text:p text:style-name="P4"><text:span text:style-name="T1">8</text:span><text:span text:style-name="T1">0</text:span></text:p>
          </draw:text-box>
        </draw:frame>
        <draw:frame draw:style-name="gr37" draw:text-style-name="P5" draw:layer="layout" svg:width="0.449cm" svg:height="0.324cm" svg:x="17.068cm" svg:y="6.674cm">
          <draw:text-box>
            <text:p text:style-name="P4"><text:span text:style-name="T1">10</text:span><text:span text:style-name="T1">0</text:span></text:p>
          </draw:text-box>
        </draw:frame>
        <draw:line draw:style-name="gr2" draw:text-style-name="P2" draw:layer="layout" svg:x1="9.902cm" svg:y1="6.405cm" svg:x2="17.589cm" svg:y2="6.405cm">
          <text:p/>
        </draw:line>
        <draw:polygon draw:style-name="gr3" draw:text-style-name="P3" draw:layer="layout" svg:width="0.075cm" svg:height="0cm" svg:x="9.826cm" svg:y="6.405cm" svg:viewBox="0 0 76 0" draw:points="76,0 0,0">
          <text:p/>
        </draw:polygon>
        <draw:line draw:style-name="gr4" draw:text-style-name="P2" draw:layer="layout" svg:x1="9.902cm" svg:y1="6.405cm" svg:x2="9.826cm" svg:y2="6.405cm">
          <text:p/>
        </draw:line>
        <draw:frame draw:style-name="gr38" draw:text-style-name="P5" draw:layer="layout" svg:width="2.462cm" svg:height="0.325cm" svg:x="12.714cm" svg:y="7.068cm">
          <draw:text-box>
            <text:p text:style-name="P4"><text:span text:style-name="T1">N</text:span><text:span text:style-name="T1">oi</text:span><text:span text:style-name="T1">se </text:span><text:span text:style-name="T1">a</text:span><text:span text:style-name="T1">m</text:span><text:span text:style-name="T1">pli</text:span><text:span text:style-name="T1">tu</text:span><text:span text:style-name="T1">de </text:span><text:span text:style-name="T1">(</text:span><text:span text:style-name="T1">%</text:span><text:span text:style-name="T1">)</text:span></text:p>
          </draw:text-box>
        </draw:frame>
        <draw:line draw:style-name="gr2" draw:text-style-name="P2" draw:layer="layout" svg:x1="9.902cm" svg:y1="5.342cm" svg:x2="17.589cm" svg:y2="5.342cm">
          <text:p/>
        </draw:line>
        <draw:polygon draw:style-name="gr3" draw:text-style-name="P3" draw:layer="layout" svg:width="0.075cm" svg:height="0cm" svg:x="9.826cm" svg:y="5.342cm" svg:viewBox="0 0 76 0" draw:points="76,0 0,0">
          <text:p/>
        </draw:polygon>
        <draw:line draw:style-name="gr4" draw:text-style-name="P2" draw:layer="layout" svg:x1="9.902cm" svg:y1="5.342cm" svg:x2="9.826cm" svg:y2="5.342cm">
          <text:p/>
        </draw:line>
        <draw:frame draw:style-name="gr39" draw:text-style-name="P5" draw:layer="layout" svg:width="0.415cm" svg:height="0.325cm" svg:x="9.653cm" svg:y="6.287cm">
          <draw:text-box>
            <text:p text:style-name="P4"><text:span text:style-name="T1">0</text:span></text:p>
          </draw:text-box>
        </draw:frame>
        <draw:line draw:style-name="gr2" draw:text-style-name="P2" draw:layer="layout" svg:x1="9.902cm" svg:y1="4.279cm" svg:x2="17.589cm" svg:y2="4.279cm">
          <text:p/>
        </draw:line>
        <draw:polygon draw:style-name="gr3" draw:text-style-name="P3" draw:layer="layout" svg:width="0.075cm" svg:height="0cm" svg:x="9.826cm" svg:y="4.279cm" svg:viewBox="0 0 76 0" draw:points="76,0 0,0">
          <text:p/>
        </draw:polygon>
        <draw:line draw:style-name="gr4" draw:text-style-name="P2" draw:layer="layout" svg:x1="9.902cm" svg:y1="4.279cm" svg:x2="9.826cm" svg:y2="4.279cm">
          <text:p/>
        </draw:line>
        <draw:frame draw:style-name="gr39" draw:text-style-name="P5" draw:layer="layout" svg:width="0.415cm" svg:height="0.325cm" svg:x="9.531cm" svg:y="5.224cm">
          <draw:text-box>
            <text:p text:style-name="P4"><text:span text:style-name="T1">2</text:span><text:span text:style-name="T1">0</text:span></text:p>
          </draw:text-box>
        </draw:frame>
        <draw:line draw:style-name="gr2" draw:text-style-name="P2" draw:layer="layout" svg:x1="9.902cm" svg:y1="3.217cm" svg:x2="17.589cm" svg:y2="3.217cm">
          <text:p/>
        </draw:line>
        <draw:polygon draw:style-name="gr3" draw:text-style-name="P3" draw:layer="layout" svg:width="0.075cm" svg:height="0cm" svg:x="9.826cm" svg:y="3.217cm" svg:viewBox="0 0 76 0" draw:points="76,0 0,0">
          <text:p/>
        </draw:polygon>
        <draw:line draw:style-name="gr4" draw:text-style-name="P2" draw:layer="layout" svg:x1="9.902cm" svg:y1="3.217cm" svg:x2="9.826cm" svg:y2="3.217cm">
          <text:p/>
        </draw:line>
        <draw:frame draw:style-name="gr36" draw:text-style-name="P5" draw:layer="layout" svg:width="0.415cm" svg:height="0.324cm" svg:x="9.531cm" svg:y="4.162cm">
          <draw:text-box>
            <text:p text:style-name="P4"><text:span text:style-name="T1">4</text:span><text:span text:style-name="T1">0</text:span></text:p>
          </draw:text-box>
        </draw:frame>
        <draw:line draw:style-name="gr2" draw:text-style-name="P2" draw:layer="layout" svg:x1="9.902cm" svg:y1="2.154cm" svg:x2="17.589cm" svg:y2="2.154cm">
          <text:p/>
        </draw:line>
        <draw:polygon draw:style-name="gr3" draw:text-style-name="P3" draw:layer="layout" svg:width="0.075cm" svg:height="0cm" svg:x="9.826cm" svg:y="2.154cm" svg:viewBox="0 0 76 0" draw:points="76,0 0,0">
          <text:p/>
        </draw:polygon>
        <draw:line draw:style-name="gr4" draw:text-style-name="P2" draw:layer="layout" svg:x1="9.902cm" svg:y1="2.154cm" svg:x2="9.826cm" svg:y2="2.154cm">
          <text:p/>
        </draw:line>
        <draw:frame draw:style-name="gr39" draw:text-style-name="P5" draw:layer="layout" svg:width="0.415cm" svg:height="0.325cm" svg:x="9.531cm" svg:y="3.099cm">
          <draw:text-box>
            <text:p text:style-name="P4"><text:span text:style-name="T1">60</text:span></text:p>
          </draw:text-box>
        </draw:frame>
        <draw:line draw:style-name="gr2" draw:text-style-name="P2" draw:layer="layout" svg:x1="9.902cm" svg:y1="1.091cm" svg:x2="17.589cm" svg:y2="1.091cm">
          <text:p/>
        </draw:line>
        <draw:polygon draw:style-name="gr3" draw:text-style-name="P3" draw:layer="layout" svg:width="0.075cm" svg:height="0cm" svg:x="9.826cm" svg:y="1.091cm" svg:viewBox="0 0 76 0" draw:points="76,0 0,0">
          <text:p/>
        </draw:polygon>
        <draw:line draw:style-name="gr4" draw:text-style-name="P2" draw:layer="layout" svg:x1="9.902cm" svg:y1="1.091cm" svg:x2="9.826cm" svg:y2="1.091cm">
          <text:p/>
        </draw:line>
        <draw:frame draw:style-name="gr39" draw:text-style-name="P5" draw:layer="layout" svg:width="0.415cm" svg:height="0.325cm" svg:x="9.531cm" svg:y="2.036cm">
          <draw:text-box>
            <text:p text:style-name="P4"><text:span text:style-name="T1">80</text:span></text:p>
          </draw:text-box>
        </draw:frame>
        <draw:frame draw:style-name="gr37" draw:text-style-name="P5" draw:layer="layout" svg:width="0.449cm" svg:height="0.324cm" svg:x="9.409cm" svg:y="0.974cm">
          <draw:text-box>
            <text:p text:style-name="P4"><text:span text:style-name="T1">100</text:span></text:p>
          </draw:text-box>
        </draw:frame>
        <draw:line draw:style-name="gr23" draw:text-style-name="P6" draw:layer="layout" svg:x1="10.251cm" svg:y1="1.357cm" svg:x2="10.601cm" svg:y2="1.411cm">
          <text:p/>
        </draw:line>
        <draw:line draw:style-name="gr23" draw:text-style-name="P6" draw:layer="layout" svg:x1="10.601cm" svg:y1="1.411cm" svg:x2="10.95cm" svg:y2="1.357cm">
          <text:p/>
        </draw:line>
        <draw:line draw:style-name="gr23" draw:text-style-name="P6" draw:layer="layout" svg:x1="10.95cm" svg:y1="1.357cm" svg:x2="11.3cm" svg:y2="1.304cm">
          <text:p/>
        </draw:line>
        <draw:line draw:style-name="gr23" draw:text-style-name="P6" draw:layer="layout" svg:x1="11.299cm" svg:y1="1.304cm" svg:x2="11.649cm" svg:y2="1.406cm">
          <text:p/>
        </draw:line>
        <draw:line draw:style-name="gr23" draw:text-style-name="P6" draw:layer="layout" svg:x1="11.649cm" svg:y1="1.406cm" svg:x2="11.998cm" svg:y2="1.357cm">
          <text:p/>
        </draw:line>
        <draw:line draw:style-name="gr23" draw:text-style-name="P6" draw:layer="layout" svg:x1="11.998cm" svg:y1="1.357cm" svg:x2="12.348cm" svg:y2="1.508cm">
          <text:p/>
        </draw:line>
        <draw:line draw:style-name="gr23" draw:text-style-name="P6" draw:layer="layout" svg:x1="12.348cm" svg:y1="1.508cm" svg:x2="12.698cm" svg:y2="1.463cm">
          <text:p/>
        </draw:line>
        <draw:line draw:style-name="gr23" draw:text-style-name="P6" draw:layer="layout" svg:x1="12.698cm" svg:y1="1.463cm" svg:x2="13.047cm" svg:y2="1.41cm">
          <text:p/>
        </draw:line>
        <draw:line draw:style-name="gr23" draw:text-style-name="P6" draw:layer="layout" svg:x1="13.047cm" svg:y1="1.41cm" svg:x2="13.396cm" svg:y2="1.532cm">
          <text:p/>
        </draw:line>
        <draw:line draw:style-name="gr23" draw:text-style-name="P6" draw:layer="layout" svg:x1="13.396cm" svg:y1="1.532cm" svg:x2="13.746cm" svg:y2="1.801cm">
          <text:p/>
        </draw:line>
        <draw:line draw:style-name="gr23" draw:text-style-name="P6" draw:layer="layout" svg:x1="13.746cm" svg:y1="1.801cm" svg:x2="14.095cm" svg:y2="2.207cm">
          <text:p/>
        </draw:line>
        <draw:line draw:style-name="gr23" draw:text-style-name="P6" draw:layer="layout" svg:x1="14.095cm" svg:y1="2.207cm" svg:x2="14.445cm" svg:y2="3.111cm">
          <text:p/>
        </draw:line>
        <draw:line draw:style-name="gr23" draw:text-style-name="P6" draw:layer="layout" svg:x1="14.445cm" svg:y1="3.111cm" svg:x2="14.795cm" svg:y2="4.333cm">
          <text:p/>
        </draw:line>
        <draw:line draw:style-name="gr23" draw:text-style-name="P6" draw:layer="layout" svg:x1="14.794cm" svg:y1="4.333cm" svg:x2="15.143cm" svg:y2="5.521cm">
          <text:p/>
        </draw:line>
        <draw:line draw:style-name="gr23" draw:text-style-name="P6" draw:layer="layout" svg:x1="15.143cm" svg:y1="5.521cm" svg:x2="15.493cm" svg:y2="6.139cm">
          <text:p/>
        </draw:line>
        <draw:line draw:style-name="gr23" draw:text-style-name="P6" draw:layer="layout" svg:x1="15.493cm" svg:y1="6.139cm" svg:x2="15.843cm" svg:y2="6.299cm">
          <text:p/>
        </draw:line>
        <draw:line draw:style-name="gr23" draw:text-style-name="P6" draw:layer="layout" svg:x1="15.842cm" svg:y1="6.299cm" svg:x2="16.191cm" svg:y2="6.246cm">
          <text:p/>
        </draw:line>
        <draw:line draw:style-name="gr23" draw:text-style-name="P6" draw:layer="layout" svg:x1="16.191cm" svg:y1="6.246cm" svg:x2="16.541cm" svg:y2="6.246cm">
          <text:p/>
        </draw:line>
        <draw:line draw:style-name="gr23" draw:text-style-name="P6" draw:layer="layout" svg:x1="16.541cm" svg:y1="6.246cm" svg:x2="16.891cm" svg:y2="6.299cm">
          <text:p/>
        </draw:line>
        <draw:line draw:style-name="gr23" draw:text-style-name="P6" draw:layer="layout" svg:x1="16.891cm" svg:y1="6.299cm" svg:x2="17.24cm" svg:y2="6.299cm">
          <text:p/>
        </draw:line>
        <draw:line draw:style-name="gr24" draw:text-style-name="P6" draw:layer="layout" svg:x1="10.251cm" svg:y1="1.091cm" svg:x2="10.601cm" svg:y2="1.091cm">
          <text:p/>
        </draw:line>
        <draw:line draw:style-name="gr24" draw:text-style-name="P6" draw:layer="layout" svg:x1="10.601cm" svg:y1="1.091cm" svg:x2="10.95cm" svg:y2="1.091cm">
          <text:p/>
        </draw:line>
        <draw:line draw:style-name="gr24" draw:text-style-name="P6" draw:layer="layout" svg:x1="10.95cm" svg:y1="1.091cm" svg:x2="11.3cm" svg:y2="1.091cm">
          <text:p/>
        </draw:line>
        <draw:line draw:style-name="gr24" draw:text-style-name="P6" draw:layer="layout" svg:x1="11.299cm" svg:y1="1.091cm" svg:x2="11.649cm" svg:y2="1.117cm">
          <text:p/>
        </draw:line>
        <draw:line draw:style-name="gr24" draw:text-style-name="P6" draw:layer="layout" svg:x1="11.649cm" svg:y1="1.117cm" svg:x2="11.998cm" svg:y2="1.091cm">
          <text:p/>
        </draw:line>
        <draw:line draw:style-name="gr24" draw:text-style-name="P6" draw:layer="layout" svg:x1="11.998cm" svg:y1="1.091cm" svg:x2="12.348cm" svg:y2="1.091cm">
          <text:p/>
        </draw:line>
        <draw:line draw:style-name="gr24" draw:text-style-name="P6" draw:layer="layout" svg:x1="12.348cm" svg:y1="1.091cm" svg:x2="12.698cm" svg:y2="1.091cm">
          <text:p/>
        </draw:line>
        <draw:line draw:style-name="gr24" draw:text-style-name="P6" draw:layer="layout" svg:x1="12.698cm" svg:y1="1.091cm" svg:x2="13.047cm" svg:y2="1.091cm">
          <text:p/>
        </draw:line>
        <draw:line draw:style-name="gr24" draw:text-style-name="P6" draw:layer="layout" svg:x1="13.047cm" svg:y1="1.091cm" svg:x2="13.397cm" svg:y2="1.197cm">
          <text:p/>
        </draw:line>
        <draw:line draw:style-name="gr24" draw:text-style-name="P6" draw:layer="layout" svg:x1="13.396cm" svg:y1="1.197cm" svg:x2="13.746cm" svg:y2="1.304cm">
          <text:p/>
        </draw:line>
        <draw:line draw:style-name="gr24" draw:text-style-name="P6" draw:layer="layout" svg:x1="13.746cm" svg:y1="1.304cm" svg:x2="14.095cm" svg:y2="1.889cm">
          <text:p/>
        </draw:line>
        <draw:line draw:style-name="gr24" draw:text-style-name="P6" draw:layer="layout" svg:x1="14.095cm" svg:y1="1.889cm" svg:x2="14.445cm" svg:y2="2.58cm">
          <text:p/>
        </draw:line>
        <draw:line draw:style-name="gr24" draw:text-style-name="P6" draw:layer="layout" svg:x1="14.445cm" svg:y1="2.58cm" svg:x2="14.795cm" svg:y2="3.908cm">
          <text:p/>
        </draw:line>
        <draw:line draw:style-name="gr24" draw:text-style-name="P6" draw:layer="layout" svg:x1="14.794cm" svg:y1="3.908cm" svg:x2="15.143cm" svg:y2="5.289cm">
          <text:p/>
        </draw:line>
        <draw:line draw:style-name="gr24" draw:text-style-name="P6" draw:layer="layout" svg:x1="15.143cm" svg:y1="5.29cm" svg:x2="15.493cm" svg:y2="6.087cm">
          <text:p/>
        </draw:line>
        <draw:line draw:style-name="gr24" draw:text-style-name="P6" draw:layer="layout" svg:x1="15.493cm" svg:y1="6.086cm" svg:x2="15.843cm" svg:y2="6.299cm">
          <text:p/>
        </draw:line>
        <draw:line draw:style-name="gr24" draw:text-style-name="P6" draw:layer="layout" svg:x1="15.842cm" svg:y1="6.299cm" svg:x2="16.191cm" svg:y2="6.299cm">
          <text:p/>
        </draw:line>
        <draw:line draw:style-name="gr24" draw:text-style-name="P6" draw:layer="layout" svg:x1="16.191cm" svg:y1="6.299cm" svg:x2="16.541cm" svg:y2="6.299cm">
          <text:p/>
        </draw:line>
        <draw:line draw:style-name="gr24" draw:text-style-name="P6" draw:layer="layout" svg:x1="16.541cm" svg:y1="6.299cm" svg:x2="16.891cm" svg:y2="6.299cm">
          <text:p/>
        </draw:line>
        <draw:line draw:style-name="gr24" draw:text-style-name="P6" draw:layer="layout" svg:x1="16.891cm" svg:y1="6.299cm" svg:x2="17.24cm" svg:y2="6.299cm">
          <text:p/>
        </draw:line>
        <draw:line draw:style-name="gr40" draw:text-style-name="P6" draw:layer="layout" svg:x1="10.251cm" svg:y1="1.091cm" svg:x2="10.601cm" svg:y2="1.091cm">
          <text:p/>
        </draw:line>
        <draw:line draw:style-name="gr40" draw:text-style-name="P6" draw:layer="layout" svg:x1="10.601cm" svg:y1="1.091cm" svg:x2="10.95cm" svg:y2="1.091cm">
          <text:p/>
        </draw:line>
        <draw:line draw:style-name="gr40" draw:text-style-name="P6" draw:layer="layout" svg:x1="10.95cm" svg:y1="1.091cm" svg:x2="11.3cm" svg:y2="1.091cm">
          <text:p/>
        </draw:line>
        <draw:line draw:style-name="gr40" draw:text-style-name="P6" draw:layer="layout" svg:x1="11.299cm" svg:y1="1.091cm" svg:x2="11.649cm" svg:y2="1.091cm">
          <text:p/>
        </draw:line>
        <draw:line draw:style-name="gr40" draw:text-style-name="P6" draw:layer="layout" svg:x1="11.649cm" svg:y1="1.091cm" svg:x2="11.998cm" svg:y2="1.091cm">
          <text:p/>
        </draw:line>
        <draw:line draw:style-name="gr40" draw:text-style-name="P6" draw:layer="layout" svg:x1="11.998cm" svg:y1="1.091cm" svg:x2="12.348cm" svg:y2="1.091cm">
          <text:p/>
        </draw:line>
        <draw:line draw:style-name="gr40" draw:text-style-name="P6" draw:layer="layout" svg:x1="12.348cm" svg:y1="1.091cm" svg:x2="12.698cm" svg:y2="1.129cm">
          <text:p/>
        </draw:line>
        <draw:line draw:style-name="gr40" draw:text-style-name="P6" draw:layer="layout" svg:x1="12.698cm" svg:y1="1.129cm" svg:x2="13.047cm" svg:y2="1.091cm">
          <text:p/>
        </draw:line>
        <draw:line draw:style-name="gr40" draw:text-style-name="P6" draw:layer="layout" svg:x1="13.047cm" svg:y1="1.091cm" svg:x2="13.396cm" svg:y2="1.16cm">
          <text:p/>
        </draw:line>
        <draw:line draw:style-name="gr40" draw:text-style-name="P6" draw:layer="layout" svg:x1="13.396cm" svg:y1="1.16cm" svg:x2="13.746cm" svg:y2="1.144cm">
          <text:p/>
        </draw:line>
        <draw:line draw:style-name="gr40" draw:text-style-name="P6" draw:layer="layout" svg:x1="13.746cm" svg:y1="1.144cm" svg:x2="14.095cm" svg:y2="1.569cm">
          <text:p/>
        </draw:line>
        <draw:line draw:style-name="gr40" draw:text-style-name="P6" draw:layer="layout" svg:x1="14.095cm" svg:y1="1.57cm" svg:x2="14.445cm" svg:y2="2.208cm">
          <text:p/>
        </draw:line>
        <draw:line draw:style-name="gr40" draw:text-style-name="P6" draw:layer="layout" svg:x1="14.445cm" svg:y1="2.207cm" svg:x2="14.795cm" svg:y2="3.589cm">
          <text:p/>
        </draw:line>
        <draw:line draw:style-name="gr40" draw:text-style-name="P6" draw:layer="layout" svg:x1="14.794cm" svg:y1="3.589cm" svg:x2="15.143cm" svg:y2="5.077cm">
          <text:p/>
        </draw:line>
        <draw:line draw:style-name="gr40" draw:text-style-name="P6" draw:layer="layout" svg:x1="15.143cm" svg:y1="5.077cm" svg:x2="15.514cm" svg:y2="6.042cm">
          <text:p/>
        </draw:line>
        <draw:line draw:style-name="gr40" draw:text-style-name="P6" draw:layer="layout" svg:x1="15.514cm" svg:y1="6.042cm" svg:x2="15.842cm" svg:y2="6.246cm">
          <text:p/>
        </draw:line>
        <draw:line draw:style-name="gr40" draw:text-style-name="P6" draw:layer="layout" svg:x1="15.842cm" svg:y1="6.246cm" svg:x2="16.191cm" svg:y2="6.246cm">
          <text:p/>
        </draw:line>
        <draw:line draw:style-name="gr40" draw:text-style-name="P6" draw:layer="layout" svg:x1="16.191cm" svg:y1="6.246cm" svg:x2="16.541cm" svg:y2="6.246cm">
          <text:p/>
        </draw:line>
        <draw:line draw:style-name="gr40" draw:text-style-name="P6" draw:layer="layout" svg:x1="16.541cm" svg:y1="6.246cm" svg:x2="16.891cm" svg:y2="6.246cm">
          <text:p/>
        </draw:line>
        <draw:line draw:style-name="gr40" draw:text-style-name="P6" draw:layer="layout" svg:x1="16.891cm" svg:y1="6.246cm" svg:x2="17.24cm" svg:y2="6.299cm">
          <text:p/>
        </draw:line>
        <draw:polyline draw:style-name="gr16" draw:text-style-name="P2" draw:layer="layout" svg:width="6.988cm" svg:height="5.207cm" svg:x="10.251cm" svg:y="1.091cm" svg:viewBox="0 0 6989 5208" draw:points="0,0 350,0 699,0 1048,0 1398,0 1747,0 2097,0 2447,0 2796,0 3145,0 3495,106 3844,319 4193,1010 4543,1754 4892,3667 5242,4836 5591,5101 5940,5101 6290,5208 6640,5208 6989,5208">
          <text:p/>
        </draw:polyline>
        <draw:polyline draw:style-name="gr17" draw:text-style-name="P2" draw:layer="layout" svg:width="6.988cm" svg:height="5.207cm" svg:x="10.251cm" svg:y="1.091cm" svg:viewBox="0 0 6989 5208" draw:points="0,0 350,0 699,0 1048,0 1398,0 1747,0 2097,0 2447,0 2796,0 3145,0 3495,53 3844,372 4193,904 4543,1913 4892,3826 5242,4730 5591,4995 5940,5208 6290,5155 6640,5208 6989,5208">
          <text:p/>
        </draw:polyline>
        <draw:polyline draw:style-name="gr18" draw:text-style-name="P2" draw:layer="layout" svg:width="6.988cm" svg:height="5.207cm" svg:x="10.251cm" svg:y="1.091cm" svg:viewBox="0 0 6989 5208" draw:points="0,0 350,0 699,0 1048,0 1398,0 1747,0 2097,0 2447,0 2796,0 3145,0 3495,0 3844,266 4193,957 4543,1807 4892,3348 5242,4624 5591,5048 5940,5155 6290,5208 6640,5208 6989,5208">
          <text:p/>
        </draw:polyline>
        <draw:polyline draw:style-name="gr33" draw:text-style-name="P2" draw:layer="layout" svg:width="6.988cm" svg:height="5.207cm" svg:x="10.251cm" svg:y="1.091cm" svg:viewBox="0 0 6989 5208" draw:points="0,0 350,0 699,0 1048,0 1398,0 1747,0 2097,0 2447,0 2796,0 3145,0 3495,0 3844,160 4193,957 4543,1807 4892,3561 5242,4517 5591,4995 5940,5048 6290,5208 6640,5208 6989,5208">
          <text:p/>
        </draw:polyline>
        <draw:polyline draw:style-name="gr20" draw:text-style-name="P2" draw:layer="layout" svg:width="6.988cm" svg:height="5.207cm" svg:x="10.251cm" svg:y="1.091cm" svg:viewBox="0 0 6989 5208" draw:points="0,0 350,0 699,0 1048,0 1398,0 1747,0 2097,0 2447,0 2796,0 3145,0 3495,0 3844,106 4193,638 4543,2073 4892,3348 5242,4517 5591,4889 5940,5155 6290,5208 6640,5208 6989,5208">
          <text:p/>
        </draw:polyline>
        <draw:polyline draw:style-name="gr34" draw:text-style-name="P2" draw:layer="layout" svg:width="6.988cm" svg:height="5.207cm" svg:x="10.251cm" svg:y="1.091cm" svg:viewBox="0 0 6989 5208" draw:points="0,0 350,0 699,0 1048,0 1398,0 1747,0 2097,0 2447,0 2796,0 3145,0 3495,0 3844,160 4193,797 4543,1860 4892,3242 5242,4571 5591,4995 5940,5208 6290,5208 6640,5208 6989,5208">
          <text:p/>
        </draw:polyline>
        <draw:line draw:style-name="gr25" draw:text-style-name="P2" draw:layer="layout" svg:x1="9.902cm" svg:y1="6.558cm" svg:x2="9.902cm" svg:y2="0.831cm">
          <text:p/>
        </draw:line>
        <draw:line draw:style-name="gr25" draw:text-style-name="P2" draw:layer="layout" svg:x1="17.589cm" svg:y1="6.558cm" svg:x2="17.589cm" svg:y2="0.831cm">
          <text:p/>
        </draw:line>
        <draw:line draw:style-name="gr25" draw:text-style-name="P2" draw:layer="layout" svg:x1="9.902cm" svg:y1="6.559cm" svg:x2="17.589cm" svg:y2="6.559cm">
          <text:p/>
        </draw:line>
        <draw:line draw:style-name="gr25" draw:text-style-name="P2" draw:layer="layout" svg:x1="9.902cm" svg:y1="0.831cm" svg:x2="17.589cm" svg:y2="0.831cm">
          <text:p/>
        </draw:line>
        <draw:frame draw:style-name="gr26" draw:text-style-name="P5" draw:layer="layout" svg:width="1.644cm" svg:height="0.324cm" draw:transform="rotate (1.5707963267949) translate (9.079cm 4.187cm)">
          <draw:text-box>
            <text:p text:style-name="P4"><text:span text:style-name="T1">Accuracy (%)</text:span></text:p>
          </draw:text-box>
        </draw:frame>
        <draw:path draw:style-name="gr27" draw:text-style-name="P7" draw:layer="layout" svg:width="2.086cm" svg:height="2.906cm" svg:x="15.395cm" svg:y="0.939cm" svg:viewBox="0 0 2087 2907" svg:d="M43 2907h2000c29 0 44-14 44-42v-2822c0-29-15-43-44-43h-2000c-28 0-43 14-43 43v2822c0 28 15 42 43 42z">
          <text:p/>
        </draw:path>
        <draw:line draw:style-name="gr13" draw:text-style-name="P2" draw:layer="layout" svg:x1="15.482cm" svg:y1="1.113cm" svg:x2="15.912cm" svg:y2="1.113cm">
          <text:p/>
        </draw:line>
        <draw:frame draw:style-name="gr28" draw:text-style-name="P8" draw:layer="layout" svg:width="1.221cm" svg:height="0.325cm" svg:x="13.138cm" svg:y="0.463cm">
          <draw:text-box>
            <text:p text:style-name="P4"><text:span text:style-name="T2">In</text:span><text:span text:style-name="T2">fe</text:span><text:span text:style-name="T2">re</text:span><text:span text:style-name="T2">nc</text:span><text:span text:style-name="T2">e</text:span></text:p>
          </draw:text-box>
        </draw:frame>
        <draw:line draw:style-name="gr14" draw:text-style-name="P2" draw:layer="layout" svg:x1="15.482cm" svg:y1="1.429cm" svg:x2="15.912cm" svg:y2="1.429cm">
          <text:p/>
        </draw:line>
        <draw:frame draw:style-name="gr41" draw:text-style-name="P5" draw:layer="layout" svg:width="1.422cm" svg:height="0.325cm" svg:x="16.085cm" svg:y="0.988cm">
          <draw:text-box>
            <text:p text:style-name="P4"><text:span text:style-name="T1">4</text:span><text:span text:style-name="T1">0</text:span><text:span text:style-name="T1">0</text:span><text:span text:style-name="T1"> </text:span><text:span text:style-name="T1">S</text:span><text:span text:style-name="T1">p</text:span><text:span text:style-name="T1">i</text:span><text:span text:style-name="T1">k</text:span><text:span text:style-name="T1">e</text:span><text:span text:style-name="T1">s</text:span></text:p>
          </draw:text-box>
        </draw:frame>
        <draw:line draw:style-name="gr15" draw:text-style-name="P2" draw:layer="layout" svg:x1="15.482cm" svg:y1="1.745cm" svg:x2="15.912cm" svg:y2="1.745cm">
          <text:p/>
        </draw:line>
        <draw:frame draw:style-name="gr42" draw:text-style-name="P5" draw:layer="layout" svg:width="1.422cm" svg:height="0.324cm" svg:x="16.085cm" svg:y="1.305cm">
          <draw:text-box>
            <text:p text:style-name="P4"><text:span text:style-name="T1">5</text:span><text:span text:style-name="T1">0</text:span><text:span text:style-name="T1">0</text:span></text:p>
          </draw:text-box>
        </draw:frame>
        <draw:line draw:style-name="gr16" draw:text-style-name="P2" draw:layer="layout" svg:x1="15.482cm" svg:y1="2.06cm" svg:x2="15.912cm" svg:y2="2.06cm">
          <text:p/>
        </draw:line>
        <draw:frame draw:style-name="gr42" draw:text-style-name="P5" draw:layer="layout" svg:width="1.422cm" svg:height="0.324cm" svg:x="16.085cm" svg:y="1.62cm">
          <draw:text-box>
            <text:p text:style-name="P4"><text:span text:style-name="T1">60</text:span><text:span text:style-name="T1">0</text:span></text:p>
          </draw:text-box>
        </draw:frame>
        <draw:line draw:style-name="gr17" draw:text-style-name="P2" draw:layer="layout" svg:x1="15.482cm" svg:y1="2.376cm" svg:x2="15.912cm" svg:y2="2.376cm">
          <text:p/>
        </draw:line>
        <draw:frame draw:style-name="gr41" draw:text-style-name="P5" draw:layer="layout" svg:width="1.422cm" svg:height="0.325cm" svg:x="16.085cm" svg:y="1.936cm">
          <draw:text-box>
            <text:p text:style-name="P4"><text:span text:style-name="T1">7</text:span><text:span text:style-name="T1">0</text:span><text:span text:style-name="T1">0</text:span></text:p>
          </draw:text-box>
        </draw:frame>
        <draw:line draw:style-name="gr18" draw:text-style-name="P2" draw:layer="layout" svg:x1="15.482cm" svg:y1="2.692cm" svg:x2="15.912cm" svg:y2="2.692cm">
          <text:p/>
        </draw:line>
        <draw:frame draw:style-name="gr41" draw:text-style-name="P5" draw:layer="layout" svg:width="1.422cm" svg:height="0.325cm" svg:x="16.085cm" svg:y="2.251cm">
          <draw:text-box>
            <text:p text:style-name="P4"><text:span text:style-name="T1">8</text:span><text:span text:style-name="T1">0</text:span><text:span text:style-name="T1">0</text:span></text:p>
          </draw:text-box>
        </draw:frame>
        <draw:line draw:style-name="gr33" draw:text-style-name="P2" draw:layer="layout" svg:x1="15.482cm" svg:y1="3.008cm" svg:x2="15.912cm" svg:y2="3.008cm">
          <text:p/>
        </draw:line>
        <draw:frame draw:style-name="gr42" draw:text-style-name="P5" draw:layer="layout" svg:width="1.422cm" svg:height="0.324cm" svg:x="16.085cm" svg:y="2.568cm">
          <draw:text-box>
            <text:p text:style-name="P4"><text:span text:style-name="T1">9</text:span><text:span text:style-name="T1">0</text:span><text:span text:style-name="T1">0</text:span></text:p>
          </draw:text-box>
        </draw:frame>
        <draw:line draw:style-name="gr20" draw:text-style-name="P2" draw:layer="layout" svg:x1="15.482cm" svg:y1="3.324cm" svg:x2="15.912cm" svg:y2="3.324cm">
          <text:p/>
        </draw:line>
        <draw:frame draw:style-name="gr43" draw:text-style-name="P5" draw:layer="layout" svg:width="1.587cm" svg:height="0.325cm" svg:x="16.085cm" svg:y="2.884cm">
          <draw:text-box>
            <text:p text:style-name="P4"><text:span text:style-name="T1">1000</text:span></text:p>
          </draw:text-box>
        </draw:frame>
        <draw:line draw:style-name="gr34" draw:text-style-name="P2" draw:layer="layout" svg:x1="15.482cm" svg:y1="3.639cm" svg:x2="15.912cm" svg:y2="3.639cm">
          <text:p/>
        </draw:line>
        <draw:frame draw:style-name="gr43" draw:text-style-name="P5" draw:layer="layout" svg:width="1.587cm" svg:height="0.325cm" svg:x="16.085cm" svg:y="3.199cm">
          <draw:text-box>
            <text:p text:style-name="P4"><text:span text:style-name="T1">1100</text:span></text:p>
          </draw:text-box>
        </draw:frame>
        <draw:frame draw:style-name="gr44" draw:text-style-name="P5" draw:layer="layout" svg:width="1.587cm" svg:height="0.324cm" svg:x="16.085cm" svg:y="3.516cm">
          <draw:text-box>
            <text:p text:style-name="P4"><text:span text:style-name="T1">1200</text:span></text:p>
          </draw:text-box>
        </draw:frame>
        <draw:frame draw:style-name="gr45" draw:text-style-name="P9" draw:layer="layout" svg:width="0.247cm" svg:height="0.325cm" svg:x="0.536cm" svg:y="0.154cm">
          <draw:text-box>
            <text:p text:style-name="P4"><text:span text:style-name="T3">a)</text:span></text:p>
          </draw:text-box>
        </draw:frame>
        <draw:frame draw:style-name="gr46" draw:text-style-name="P9" draw:layer="layout" svg:width="0.339cm" svg:height="0.325cm" svg:x="9.504cm" svg:y="0.155cm">
          <draw:text-box>
            <text:p text:style-name="P4"><text:span text:style-name="T3">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0-29T04:22:35.357430244</dc:date>
    <meta:editing-duration>PT14H42M55S</meta:editing-duration>
    <meta:editing-cycles>4</meta:editing-cycles>
    <meta:generator>LibreOffice/6.0.7.3$Linux_X86_64 LibreOffice_project/00m0$Build-3</meta:generator>
    <meta:document-statistic meta:object-count="277"/>
  </office:meta>
</office:document-meta>
</file>